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40c" officeooo:paragraph-rsid="001a940c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a9d" officeooo:paragraph-rsid="001b4a9d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8b19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f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2st</text:span> of <text:span text:style-name="T5">March</text:span> 202<text:span text:style-name="T4">1</text:span> under the <text:span text:style-name="T5">44th</text:span> PA Meeting.</text:p>
      <text:p text:style-name="P1"/>
      <text:p text:style-name="P1">The Assembly, recognising the current situation,</text:p>
      <text:p text:style-name="P1"/>
      <text:p text:style-name="P3">Constitutes the need to give @_yoran_ the title of “Secretary-Speaker” because that is basically his job.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2">Comradedoggo_21</text:p>
      <text:p text:style-name="P2">_yoran_</text:p>
      <text:p text:style-name="P2">WilliamAC8</text:p>
      <text:p text:style-name="P1"/>
      <text:p text:style-name="P1"/>
      <text:p text:style-name="P1"/>
      <text:p text:style-name="Standard"><text:span text:style-name="T1">[</text:span><text:span text:style-name="T2">Motion 44-2: To </text:span><text:span text:style-name="T3">m</text:span><text:span text:style-name="T2">ake the title of @_yoran_ Secretary-Speak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2T17:05:27.841206000</dc:date>
    <meta:editing-duration>PT2M29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0" meta:word-count="54" meta:character-count="368" meta:non-whitespace-character-count="324"/>
  </office:meta>
</office:document-meta>
</file>